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19.51pt"/>
    </style:style>
    <style:style style:name="co4" style:family="table-column">
      <style:table-column-properties fo:break-before="auto" style:column-width="64.01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number-columns-repeated="2" table:default-cell-style-name="Default"/>
        <table:table-row table:style-name="ro3">
          <table:table-cell office:value-type="string" calcext:value-type="string">
            <text:p>Sequenc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38729" calcext:value-type="float">
            <text:p>38729</text:p>
          </table:table-cell>
          <table:table-cell office:value-type="float" office:value="38805" calcext:value-type="float">
            <text:p>38805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38851" calcext:value-type="float">
            <text:p>38851</text:p>
          </table:table-cell>
          <table:table-cell office:value-type="float" office:value="38879" calcext:value-type="float">
            <text:p>38879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38805" calcext:value-type="float">
            <text:p>38805</text:p>
          </table:table-cell>
          <table:table-cell office:value-type="float" office:value="38934" calcext:value-type="float">
            <text:p>3893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38934" calcext:value-type="float">
            <text:p>38934</text:p>
          </table:table-cell>
          <table:table-cell office:value-type="float" office:value="39010" calcext:value-type="float">
            <text:p>39010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39010" calcext:value-type="float">
            <text:p>39010</text:p>
          </table:table-cell>
          <table:table-cell office:value-type="float" office:value="39302" calcext:value-type="float">
            <text:p>39302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39317" calcext:value-type="float">
            <text:p>39317</text:p>
          </table:table-cell>
          <table:table-cell office:value-type="float" office:value="39349" calcext:value-type="float">
            <text:p>39349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39491" calcext:value-type="float">
            <text:p>39491</text:p>
          </table:table-cell>
          <table:table-cell office:value-type="float" office:value="39538" calcext:value-type="float">
            <text:p>39538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39538" calcext:value-type="float">
            <text:p>39538</text:p>
          </table:table-cell>
          <table:table-cell office:value-type="float" office:value="39584" calcext:value-type="float">
            <text:p>3958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39584" calcext:value-type="float">
            <text:p>39584</text:p>
          </table:table-cell>
          <table:table-cell office:value-type="float" office:value="39664" calcext:value-type="float">
            <text:p>39664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39664" calcext:value-type="float">
            <text:p>39664</text:p>
          </table:table-cell>
          <table:table-cell office:value-type="float" office:value="39856" calcext:value-type="float">
            <text:p>39856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40247" calcext:value-type="float">
            <text:p>40247</text:p>
          </table:table-cell>
          <table:table-cell office:value-type="float" office:value="40295" calcext:value-type="float">
            <text:p>40295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40295" calcext:value-type="float">
            <text:p>40295</text:p>
          </table:table-cell>
          <table:table-cell office:value-type="float" office:value="40346" calcext:value-type="float">
            <text:p>4034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0346" calcext:value-type="float">
            <text:p>40346</text:p>
          </table:table-cell>
          <table:table-cell office:value-type="float" office:value="40424" calcext:value-type="float">
            <text:p>40424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40424" calcext:value-type="float">
            <text:p>40424</text:p>
          </table:table-cell>
          <table:table-cell office:value-type="float" office:value="40664" calcext:value-type="float">
            <text:p>4066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1113" calcext:value-type="float">
            <text:p>41113</text:p>
          </table:table-cell>
          <table:table-cell office:value-type="float" office:value="41205" calcext:value-type="float">
            <text:p>41205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41205" calcext:value-type="float">
            <text:p>41205</text:p>
          </table:table-cell>
          <table:table-cell office:value-type="float" office:value="41416" calcext:value-type="float">
            <text:p>41416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41626" calcext:value-type="float">
            <text:p>41626</text:p>
          </table:table-cell>
          <table:table-cell office:value-type="float" office:value="41681" calcext:value-type="float">
            <text:p>41681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41681" calcext:value-type="float">
            <text:p>41681</text:p>
          </table:table-cell>
          <table:table-cell office:value-type="float" office:value="41734" calcext:value-type="float">
            <text:p>4173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1734" calcext:value-type="float">
            <text:p>41734</text:p>
          </table:table-cell>
          <table:table-cell office:value-type="float" office:value="41822" calcext:value-type="float">
            <text:p>41822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41822" calcext:value-type="float">
            <text:p>41822</text:p>
          </table:table-cell>
          <table:table-cell office:value-type="float" office:value="41975" calcext:value-type="float">
            <text:p>4197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2109" calcext:value-type="float">
            <text:p>42109</text:p>
          </table:table-cell>
          <table:table-cell office:value-type="float" office:value="42189" calcext:value-type="float">
            <text:p>42189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42189" calcext:value-type="float">
            <text:p>42189</text:p>
          </table:table-cell>
          <table:table-cell office:value-type="float" office:value="42346" calcext:value-type="float">
            <text:p>42346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42634" calcext:value-type="float">
            <text:p>42634</text:p>
          </table:table-cell>
          <table:table-cell office:value-type="float" office:value="42682" calcext:value-type="float">
            <text:p>42682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42682" calcext:value-type="float">
            <text:p>42682</text:p>
          </table:table-cell>
          <table:table-cell office:value-type="float" office:value="42718" calcext:value-type="float">
            <text:p>4271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2718" calcext:value-type="float">
            <text:p>42718</text:p>
          </table:table-cell>
          <table:table-cell office:value-type="float" office:value="42764" calcext:value-type="float">
            <text:p>42764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42764" calcext:value-type="float">
            <text:p>42764</text:p>
          </table:table-cell>
          <table:table-cell office:value-type="float" office:value="42926" calcext:value-type="float">
            <text:p>4292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3065" calcext:value-type="float">
            <text:p>43065</text:p>
          </table:table-cell>
          <table:table-cell office:value-type="float" office:value="43143" calcext:value-type="float">
            <text:p>43143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43143" calcext:value-type="float">
            <text:p>43143</text:p>
          </table:table-cell>
          <table:table-cell office:value-type="float" office:value="43306" calcext:value-type="float">
            <text:p>43306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43504" calcext:value-type="float">
            <text:p>43504</text:p>
          </table:table-cell>
          <table:table-cell office:value-type="float" office:value="43556" calcext:value-type="float">
            <text:p>43556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43556" calcext:value-type="float">
            <text:p>43556</text:p>
          </table:table-cell>
          <table:table-cell office:value-type="float" office:value="43662" calcext:value-type="float">
            <text:p>4366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3662" calcext:value-type="float">
            <text:p>43662</text:p>
          </table:table-cell>
          <table:table-cell office:value-type="float" office:value="43724" calcext:value-type="float">
            <text:p>43724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43724" calcext:value-type="float">
            <text:p>43724</text:p>
          </table:table-cell>
          <table:table-cell office:value-type="float" office:value="43916" calcext:value-type="float">
            <text:p>4391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4033" calcext:value-type="float">
            <text:p>44033</text:p>
          </table:table-cell>
          <table:table-cell office:value-type="float" office:value="44127" calcext:value-type="float">
            <text:p>44127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44127" calcext:value-type="float">
            <text:p>44127</text:p>
          </table:table-cell>
          <table:table-cell office:value-type="float" office:value="44268" calcext:value-type="float">
            <text:p>44268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44507" calcext:value-type="float">
            <text:p>44507</text:p>
          </table:table-cell>
          <table:table-cell office:value-type="float" office:value="44550" calcext:value-type="float">
            <text:p>44550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44550" calcext:value-type="float">
            <text:p>44550</text:p>
          </table:table-cell>
          <table:table-cell office:value-type="float" office:value="44602" calcext:value-type="float">
            <text:p>4460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4602" calcext:value-type="float">
            <text:p>44602</text:p>
          </table:table-cell>
          <table:table-cell office:value-type="float" office:value="44672" calcext:value-type="float">
            <text:p>44672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44672" calcext:value-type="float">
            <text:p>44672</text:p>
          </table:table-cell>
          <table:table-cell office:value-type="float" office:value="44828" calcext:value-type="float">
            <text:p>4482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4936" calcext:value-type="float">
            <text:p>44936</text:p>
          </table:table-cell>
          <table:table-cell office:value-type="float" office:value="45075" calcext:value-type="float">
            <text:p>45075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45075" calcext:value-type="float">
            <text:p>45075</text:p>
          </table:table-cell>
          <table:table-cell office:value-type="float" office:value="45265" calcext:value-type="float">
            <text:p>45265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47236" calcext:value-type="float">
            <text:p>47236</text:p>
          </table:table-cell>
          <table:table-cell office:value-type="float" office:value="47290" calcext:value-type="float">
            <text:p>47290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47290" calcext:value-type="float">
            <text:p>47290</text:p>
          </table:table-cell>
          <table:table-cell office:value-type="float" office:value="47418" calcext:value-type="float">
            <text:p>4741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7418" calcext:value-type="float">
            <text:p>47418</text:p>
          </table:table-cell>
          <table:table-cell office:value-type="float" office:value="47514" calcext:value-type="float">
            <text:p>47514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47514" calcext:value-type="float">
            <text:p>47514</text:p>
          </table:table-cell>
          <table:table-cell office:value-type="float" office:value="47574" calcext:value-type="float">
            <text:p>4757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7686" calcext:value-type="float">
            <text:p>47686</text:p>
          </table:table-cell>
          <table:table-cell office:value-type="float" office:value="47736" calcext:value-type="float">
            <text:p>47736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47736" calcext:value-type="float">
            <text:p>47736</text:p>
          </table:table-cell>
          <table:table-cell office:value-type="float" office:value="47876" calcext:value-type="float">
            <text:p>47876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48161" calcext:value-type="float">
            <text:p>48161</text:p>
          </table:table-cell>
          <table:table-cell office:value-type="float" office:value="48240" calcext:value-type="float">
            <text:p>48240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48240" calcext:value-type="float">
            <text:p>48240</text:p>
          </table:table-cell>
          <table:table-cell office:value-type="float" office:value="48274" calcext:value-type="float">
            <text:p>4827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8274" calcext:value-type="float">
            <text:p>48274</text:p>
          </table:table-cell>
          <table:table-cell office:value-type="float" office:value="48330" calcext:value-type="float">
            <text:p>48330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48330" calcext:value-type="float">
            <text:p>48330</text:p>
          </table:table-cell>
          <table:table-cell office:value-type="float" office:value="48384" calcext:value-type="float">
            <text:p>4838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8484" calcext:value-type="float">
            <text:p>48484</text:p>
          </table:table-cell>
          <table:table-cell office:value-type="float" office:value="48552" calcext:value-type="float">
            <text:p>48552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48552" calcext:value-type="float">
            <text:p>48552</text:p>
          </table:table-cell>
          <table:table-cell office:value-type="float" office:value="48637" calcext:value-type="float">
            <text:p>48637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48871" calcext:value-type="float">
            <text:p>48871</text:p>
          </table:table-cell>
          <table:table-cell office:value-type="float" office:value="48914" calcext:value-type="float">
            <text:p>48914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48914" calcext:value-type="float">
            <text:p>48914</text:p>
          </table:table-cell>
          <table:table-cell office:value-type="float" office:value="48963" calcext:value-type="float">
            <text:p>4896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8963" calcext:value-type="float">
            <text:p>48963</text:p>
          </table:table-cell>
          <table:table-cell office:value-type="float" office:value="49003" calcext:value-type="float">
            <text:p>49003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49003" calcext:value-type="float">
            <text:p>49003</text:p>
          </table:table-cell>
          <table:table-cell office:value-type="float" office:value="49103" calcext:value-type="float">
            <text:p>4910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9187" calcext:value-type="float">
            <text:p>49187</text:p>
          </table:table-cell>
          <table:table-cell office:value-type="float" office:value="49247" calcext:value-type="float">
            <text:p>49247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49247" calcext:value-type="float">
            <text:p>49247</text:p>
          </table:table-cell>
          <table:table-cell office:value-type="float" office:value="49348" calcext:value-type="float">
            <text:p>49348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49585" calcext:value-type="float">
            <text:p>49585</text:p>
          </table:table-cell>
          <table:table-cell office:value-type="float" office:value="49673" calcext:value-type="float">
            <text:p>49673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49673" calcext:value-type="float">
            <text:p>49673</text:p>
          </table:table-cell>
          <table:table-cell office:value-type="float" office:value="49735" calcext:value-type="float">
            <text:p>4973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9735" calcext:value-type="float">
            <text:p>49735</text:p>
          </table:table-cell>
          <table:table-cell office:value-type="float" office:value="49911" calcext:value-type="float">
            <text:p>49911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49911" calcext:value-type="float">
            <text:p>49911</text:p>
          </table:table-cell>
          <table:table-cell office:value-type="float" office:value="49964" calcext:value-type="float">
            <text:p>4996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50076" calcext:value-type="float">
            <text:p>50076</text:p>
          </table:table-cell>
          <table:table-cell office:value-type="float" office:value="50139" calcext:value-type="float">
            <text:p>50139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50139" calcext:value-type="float">
            <text:p>50139</text:p>
          </table:table-cell>
          <table:table-cell office:value-type="float" office:value="50236" calcext:value-type="float">
            <text:p>50236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50426" calcext:value-type="float">
            <text:p>50426</text:p>
          </table:table-cell>
          <table:table-cell office:value-type="float" office:value="50468" calcext:value-type="float">
            <text:p>50468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50468" calcext:value-type="float">
            <text:p>50468</text:p>
          </table:table-cell>
          <table:table-cell office:value-type="float" office:value="50502" calcext:value-type="float">
            <text:p>5050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50502" calcext:value-type="float">
            <text:p>50502</text:p>
          </table:table-cell>
          <table:table-cell office:value-type="float" office:value="50668" calcext:value-type="float">
            <text:p>50668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50668" calcext:value-type="float">
            <text:p>50668</text:p>
          </table:table-cell>
          <table:table-cell office:value-type="float" office:value="50717" calcext:value-type="float">
            <text:p>5071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50805" calcext:value-type="float">
            <text:p>50805</text:p>
          </table:table-cell>
          <table:table-cell office:value-type="float" office:value="50864" calcext:value-type="float">
            <text:p>50864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50864" calcext:value-type="float">
            <text:p>50864</text:p>
          </table:table-cell>
          <table:table-cell office:value-type="float" office:value="50971" calcext:value-type="float">
            <text:p>50971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51539" calcext:value-type="float">
            <text:p>51539</text:p>
          </table:table-cell>
          <table:table-cell office:value-type="float" office:value="51597" calcext:value-type="float">
            <text:p>51597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51597" calcext:value-type="float">
            <text:p>51597</text:p>
          </table:table-cell>
          <table:table-cell office:value-type="float" office:value="51643" calcext:value-type="float">
            <text:p>5164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51643" calcext:value-type="float">
            <text:p>51643</text:p>
          </table:table-cell>
          <table:table-cell office:value-type="float" office:value="51746" calcext:value-type="float">
            <text:p>51746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51746" calcext:value-type="float">
            <text:p>51746</text:p>
          </table:table-cell>
          <table:table-cell office:value-type="float" office:value="51795" calcext:value-type="float">
            <text:p>5179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51871" calcext:value-type="float">
            <text:p>51871</text:p>
          </table:table-cell>
          <table:table-cell office:value-type="float" office:value="51920" calcext:value-type="float">
            <text:p>51920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51920" calcext:value-type="float">
            <text:p>51920</text:p>
          </table:table-cell>
          <table:table-cell office:value-type="float" office:value="51990" calcext:value-type="float">
            <text:p>51990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54314" calcext:value-type="float">
            <text:p>54314</text:p>
          </table:table-cell>
          <table:table-cell office:value-type="float" office:value="54434" calcext:value-type="float">
            <text:p>54434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54434" calcext:value-type="float">
            <text:p>54434</text:p>
          </table:table-cell>
          <table:table-cell office:value-type="float" office:value="54520" calcext:value-type="float">
            <text:p>54520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54428" calcext:value-type="float">
            <text:p>54428</text:p>
          </table:table-cell>
          <table:table-cell office:value-type="float" office:value="54522" calcext:value-type="float">
            <text:p>5452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54522" calcext:value-type="float">
            <text:p>54522</text:p>
          </table:table-cell>
          <table:table-cell office:value-type="float" office:value="54568" calcext:value-type="float">
            <text:p>54568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54568" calcext:value-type="float">
            <text:p>54568</text:p>
          </table:table-cell>
          <table:table-cell office:value-type="float" office:value="55077" calcext:value-type="float">
            <text:p>55077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55077" calcext:value-type="float">
            <text:p>55077</text:p>
          </table:table-cell>
          <table:table-cell office:value-type="float" office:value="55169" calcext:value-type="float">
            <text:p>55169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55294" calcext:value-type="float">
            <text:p>55294</text:p>
          </table:table-cell>
          <table:table-cell office:value-type="float" office:value="55309" calcext:value-type="float">
            <text:p>5530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55278" calcext:value-type="float">
            <text:p>55278</text:p>
          </table:table-cell>
          <table:table-cell office:value-type="float" office:value="55364" calcext:value-type="float">
            <text:p>55364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55364" calcext:value-type="float">
            <text:p>55364</text:p>
          </table:table-cell>
          <table:table-cell office:value-type="float" office:value="55572" calcext:value-type="float">
            <text:p>55572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55572" calcext:value-type="float">
            <text:p>55572</text:p>
          </table:table-cell>
          <table:table-cell office:value-type="float" office:value="55877" calcext:value-type="float">
            <text:p>55877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56089" calcext:value-type="float">
            <text:p>56089</text:p>
          </table:table-cell>
          <table:table-cell office:value-type="float" office:value="56123" calcext:value-type="float">
            <text:p>56123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56323" calcext:value-type="float">
            <text:p>56323</text:p>
          </table:table-cell>
          <table:table-cell office:value-type="float" office:value="56345" calcext:value-type="float">
            <text:p>56345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56270" calcext:value-type="float">
            <text:p>56270</text:p>
          </table:table-cell>
          <table:table-cell office:value-type="float" office:value="56368" calcext:value-type="float">
            <text:p>56368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56368" calcext:value-type="float">
            <text:p>56368</text:p>
          </table:table-cell>
          <table:table-cell office:value-type="float" office:value="56412" calcext:value-type="float">
            <text:p>56412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56392" calcext:value-type="float">
            <text:p>56392</text:p>
          </table:table-cell>
          <table:table-cell office:value-type="float" office:value="56471" calcext:value-type="float">
            <text:p>56471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56412" calcext:value-type="float">
            <text:p>56412</text:p>
          </table:table-cell>
          <table:table-cell office:value-type="float" office:value="56523" calcext:value-type="float">
            <text:p>56523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56523" calcext:value-type="float">
            <text:p>56523</text:p>
          </table:table-cell>
          <table:table-cell office:value-type="float" office:value="56659" calcext:value-type="float">
            <text:p>56659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56674" calcext:value-type="float">
            <text:p>56674</text:p>
          </table:table-cell>
          <table:table-cell office:value-type="float" office:value="56700" calcext:value-type="float">
            <text:p>56700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56659" calcext:value-type="float">
            <text:p>56659</text:p>
          </table:table-cell>
          <table:table-cell office:value-type="float" office:value="56753" calcext:value-type="float">
            <text:p>56753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56753" calcext:value-type="float">
            <text:p>56753</text:p>
          </table:table-cell>
          <table:table-cell office:value-type="float" office:value="56825" calcext:value-type="float">
            <text:p>56825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56859" calcext:value-type="float">
            <text:p>56859</text:p>
          </table:table-cell>
          <table:table-cell office:value-type="float" office:value="56945" calcext:value-type="float">
            <text:p>56945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56948" calcext:value-type="float">
            <text:p>56948</text:p>
          </table:table-cell>
          <table:table-cell office:value-type="float" office:value="57032" calcext:value-type="float">
            <text:p>5703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57032" calcext:value-type="float">
            <text:p>57032</text:p>
          </table:table-cell>
          <table:table-cell office:value-type="float" office:value="57100" calcext:value-type="float">
            <text:p>57100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57100" calcext:value-type="float">
            <text:p>57100</text:p>
          </table:table-cell>
          <table:table-cell office:value-type="float" office:value="57882" calcext:value-type="float">
            <text:p>57882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57882" calcext:value-type="float">
            <text:p>57882</text:p>
          </table:table-cell>
          <table:table-cell office:value-type="float" office:value="57952" calcext:value-type="float">
            <text:p>5795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58046" calcext:value-type="float">
            <text:p>58046</text:p>
          </table:table-cell>
          <table:table-cell office:value-type="float" office:value="58120" calcext:value-type="float">
            <text:p>58120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58120" calcext:value-type="float">
            <text:p>58120</text:p>
          </table:table-cell>
          <table:table-cell office:value-type="float" office:value="58378" calcext:value-type="float">
            <text:p>58378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58378" calcext:value-type="float">
            <text:p>58378</text:p>
          </table:table-cell>
          <table:table-cell office:value-type="float" office:value="58477" calcext:value-type="float">
            <text:p>58477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58922" calcext:value-type="float">
            <text:p>58922</text:p>
          </table:table-cell>
          <table:table-cell office:value-type="float" office:value="59013" calcext:value-type="float">
            <text:p>59013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58870" calcext:value-type="float">
            <text:p>58870</text:p>
          </table:table-cell>
          <table:table-cell office:value-type="float" office:value="59042" calcext:value-type="float">
            <text:p>59042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59042" calcext:value-type="float">
            <text:p>59042</text:p>
          </table:table-cell>
          <table:table-cell office:value-type="float" office:value="59136" calcext:value-type="float">
            <text:p>5913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59136" calcext:value-type="float">
            <text:p>59136</text:p>
          </table:table-cell>
          <table:table-cell office:value-type="float" office:value="59282" calcext:value-type="float">
            <text:p>59282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59282" calcext:value-type="float">
            <text:p>59282</text:p>
          </table:table-cell>
          <table:table-cell office:value-type="float" office:value="60230" calcext:value-type="float">
            <text:p>60230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60230" calcext:value-type="float">
            <text:p>60230</text:p>
          </table:table-cell>
          <table:table-cell office:value-type="float" office:value="60306" calcext:value-type="float">
            <text:p>6030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0422" calcext:value-type="float">
            <text:p>60422</text:p>
          </table:table-cell>
          <table:table-cell office:value-type="float" office:value="60488" calcext:value-type="float">
            <text:p>60488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60488" calcext:value-type="float">
            <text:p>60488</text:p>
          </table:table-cell>
          <table:table-cell office:value-type="float" office:value="60692" calcext:value-type="float">
            <text:p>60692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60692" calcext:value-type="float">
            <text:p>60692</text:p>
          </table:table-cell>
          <table:table-cell office:value-type="float" office:value="61039" calcext:value-type="float">
            <text:p>61039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61316" calcext:value-type="float">
            <text:p>61316</text:p>
          </table:table-cell>
          <table:table-cell office:value-type="float" office:value="61405" calcext:value-type="float">
            <text:p>61405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61405" calcext:value-type="float">
            <text:p>61405</text:p>
          </table:table-cell>
          <table:table-cell office:value-type="float" office:value="61524" calcext:value-type="float">
            <text:p>61524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61379" calcext:value-type="float">
            <text:p>61379</text:p>
          </table:table-cell>
          <table:table-cell office:value-type="float" office:value="61715" calcext:value-type="float">
            <text:p>6171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1715" calcext:value-type="float">
            <text:p>61715</text:p>
          </table:table-cell>
          <table:table-cell office:value-type="float" office:value="61831" calcext:value-type="float">
            <text:p>61831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61831" calcext:value-type="float">
            <text:p>61831</text:p>
          </table:table-cell>
          <table:table-cell office:value-type="float" office:value="62084" calcext:value-type="float">
            <text:p>62084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62084" calcext:value-type="float">
            <text:p>62084</text:p>
          </table:table-cell>
          <table:table-cell office:value-type="float" office:value="62159" calcext:value-type="float">
            <text:p>6215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2252" calcext:value-type="float">
            <text:p>62252</text:p>
          </table:table-cell>
          <table:table-cell office:value-type="float" office:value="62332" calcext:value-type="float">
            <text:p>62332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62332" calcext:value-type="float">
            <text:p>62332</text:p>
          </table:table-cell>
          <table:table-cell office:value-type="float" office:value="62415" calcext:value-type="float">
            <text:p>6241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2415" calcext:value-type="float">
            <text:p>62415</text:p>
          </table:table-cell>
          <table:table-cell office:value-type="float" office:value="62741" calcext:value-type="float">
            <text:p>62741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62741" calcext:value-type="float">
            <text:p>62741</text:p>
          </table:table-cell>
          <table:table-cell office:value-type="float" office:value="63278" calcext:value-type="float">
            <text:p>63278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63559" calcext:value-type="float">
            <text:p>63559</text:p>
          </table:table-cell>
          <table:table-cell office:value-type="float" office:value="63628" calcext:value-type="float">
            <text:p>63628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63628" calcext:value-type="float">
            <text:p>63628</text:p>
          </table:table-cell>
          <table:table-cell office:value-type="float" office:value="63682" calcext:value-type="float">
            <text:p>63682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63628" calcext:value-type="float">
            <text:p>63628</text:p>
          </table:table-cell>
          <table:table-cell office:value-type="float" office:value="63714" calcext:value-type="float">
            <text:p>6371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3714" calcext:value-type="float">
            <text:p>63714</text:p>
          </table:table-cell>
          <table:table-cell office:value-type="float" office:value="63836" calcext:value-type="float">
            <text:p>63836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63836" calcext:value-type="float">
            <text:p>63836</text:p>
          </table:table-cell>
          <table:table-cell office:value-type="float" office:value="64057" calcext:value-type="float">
            <text:p>6405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4057" calcext:value-type="float">
            <text:p>64057</text:p>
          </table:table-cell>
          <table:table-cell office:value-type="float" office:value="64191" calcext:value-type="float">
            <text:p>64191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64191" calcext:value-type="float">
            <text:p>64191</text:p>
          </table:table-cell>
          <table:table-cell office:value-type="float" office:value="64256" calcext:value-type="float">
            <text:p>6425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4493" calcext:value-type="float">
            <text:p>64493</text:p>
          </table:table-cell>
          <table:table-cell office:value-type="float" office:value="64625" calcext:value-type="float">
            <text:p>64625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64625" calcext:value-type="float">
            <text:p>64625</text:p>
          </table:table-cell>
          <table:table-cell office:value-type="float" office:value="64841" calcext:value-type="float">
            <text:p>64841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64841" calcext:value-type="float">
            <text:p>64841</text:p>
          </table:table-cell>
          <table:table-cell office:value-type="float" office:value="64954" calcext:value-type="float">
            <text:p>64954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65182" calcext:value-type="float">
            <text:p>65182</text:p>
          </table:table-cell>
          <table:table-cell office:value-type="float" office:value="65256" calcext:value-type="float">
            <text:p>65256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65244" calcext:value-type="float">
            <text:p>65244</text:p>
          </table:table-cell>
          <table:table-cell office:value-type="float" office:value="65296" calcext:value-type="float">
            <text:p>65296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65256" calcext:value-type="float">
            <text:p>65256</text:p>
          </table:table-cell>
          <table:table-cell office:value-type="float" office:value="65310" calcext:value-type="float">
            <text:p>65310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5296" calcext:value-type="float">
            <text:p>65296</text:p>
          </table:table-cell>
          <table:table-cell office:value-type="float" office:value="65418" calcext:value-type="float">
            <text:p>65418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65418" calcext:value-type="float">
            <text:p>65418</text:p>
          </table:table-cell>
          <table:table-cell office:value-type="float" office:value="65502" calcext:value-type="float">
            <text:p>6550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5502" calcext:value-type="float">
            <text:p>65502</text:p>
          </table:table-cell>
          <table:table-cell office:value-type="float" office:value="65611" calcext:value-type="float">
            <text:p>65611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65611" calcext:value-type="float">
            <text:p>65611</text:p>
          </table:table-cell>
          <table:table-cell office:value-type="float" office:value="65664" calcext:value-type="float">
            <text:p>6566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5769" calcext:value-type="float">
            <text:p>65769</text:p>
          </table:table-cell>
          <table:table-cell office:value-type="float" office:value="65865" calcext:value-type="float">
            <text:p>65865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65865" calcext:value-type="float">
            <text:p>65865</text:p>
          </table:table-cell>
          <table:table-cell office:value-type="float" office:value="65955" calcext:value-type="float">
            <text:p>6595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5955" calcext:value-type="float">
            <text:p>65955</text:p>
          </table:table-cell>
          <table:table-cell office:value-type="float" office:value="66183" calcext:value-type="float">
            <text:p>66183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66183" calcext:value-type="float">
            <text:p>66183</text:p>
          </table:table-cell>
          <table:table-cell office:value-type="float" office:value="66312" calcext:value-type="float">
            <text:p>66312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68840" calcext:value-type="float">
            <text:p>68840</text:p>
          </table:table-cell>
          <table:table-cell office:value-type="float" office:value="68919" calcext:value-type="float">
            <text:p>68919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68895" calcext:value-type="float">
            <text:p>68895</text:p>
          </table:table-cell>
          <table:table-cell office:value-type="float" office:value="69043" calcext:value-type="float">
            <text:p>69043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68919" calcext:value-type="float">
            <text:p>68919</text:p>
          </table:table-cell>
          <table:table-cell office:value-type="float" office:value="69059" calcext:value-type="float">
            <text:p>69059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69099" calcext:value-type="float">
            <text:p>69099</text:p>
          </table:table-cell>
          <table:table-cell office:value-type="float" office:value="69129" calcext:value-type="float">
            <text:p>6912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9043" calcext:value-type="float">
            <text:p>69043</text:p>
          </table:table-cell>
          <table:table-cell office:value-type="float" office:value="69171" calcext:value-type="float">
            <text:p>69171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69171" calcext:value-type="float">
            <text:p>69171</text:p>
          </table:table-cell>
          <table:table-cell office:value-type="float" office:value="69329" calcext:value-type="float">
            <text:p>69329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69329" calcext:value-type="float">
            <text:p>69329</text:p>
          </table:table-cell>
          <table:table-cell office:value-type="float" office:value="69385" calcext:value-type="float">
            <text:p>6938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9484" calcext:value-type="float">
            <text:p>69484</text:p>
          </table:table-cell>
          <table:table-cell office:value-type="float" office:value="69558" calcext:value-type="float">
            <text:p>69558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69558" calcext:value-type="float">
            <text:p>69558</text:p>
          </table:table-cell>
          <table:table-cell office:value-type="float" office:value="69668" calcext:value-type="float">
            <text:p>69668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69668" calcext:value-type="float">
            <text:p>69668</text:p>
          </table:table-cell>
          <table:table-cell office:value-type="float" office:value="69881" calcext:value-type="float">
            <text:p>69881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70140" calcext:value-type="float">
            <text:p>70140</text:p>
          </table:table-cell>
          <table:table-cell office:value-type="float" office:value="70201" calcext:value-type="float">
            <text:p>70201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70193" calcext:value-type="float">
            <text:p>70193</text:p>
          </table:table-cell>
          <table:table-cell office:value-type="float" office:value="70240" calcext:value-type="float">
            <text:p>70240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70201" calcext:value-type="float">
            <text:p>70201</text:p>
          </table:table-cell>
          <table:table-cell office:value-type="float" office:value="70279" calcext:value-type="float">
            <text:p>7027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0240" calcext:value-type="float">
            <text:p>70240</text:p>
          </table:table-cell>
          <table:table-cell office:value-type="float" office:value="70352" calcext:value-type="float">
            <text:p>70352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70352" calcext:value-type="float">
            <text:p>70352</text:p>
          </table:table-cell>
          <table:table-cell office:value-type="float" office:value="70457" calcext:value-type="float">
            <text:p>70457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0457" calcext:value-type="float">
            <text:p>70457</text:p>
          </table:table-cell>
          <table:table-cell office:value-type="float" office:value="70510" calcext:value-type="float">
            <text:p>70510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0612" calcext:value-type="float">
            <text:p>70612</text:p>
          </table:table-cell>
          <table:table-cell office:value-type="float" office:value="70670" calcext:value-type="float">
            <text:p>70670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0670" calcext:value-type="float">
            <text:p>70670</text:p>
          </table:table-cell>
          <table:table-cell office:value-type="float" office:value="70815" calcext:value-type="float">
            <text:p>7081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0815" calcext:value-type="float">
            <text:p>70815</text:p>
          </table:table-cell>
          <table:table-cell office:value-type="float" office:value="70911" calcext:value-type="float">
            <text:p>70911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70911" calcext:value-type="float">
            <text:p>70911</text:p>
          </table:table-cell>
          <table:table-cell office:value-type="float" office:value="71410" calcext:value-type="float">
            <text:p>71410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71447" calcext:value-type="float">
            <text:p>71447</text:p>
          </table:table-cell>
          <table:table-cell office:value-type="float" office:value="71465" calcext:value-type="float">
            <text:p>71465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71679" calcext:value-type="float">
            <text:p>71679</text:p>
          </table:table-cell>
          <table:table-cell office:value-type="float" office:value="71742" calcext:value-type="float">
            <text:p>71742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71739" calcext:value-type="float">
            <text:p>71739</text:p>
          </table:table-cell>
          <table:table-cell office:value-type="float" office:value="71783" calcext:value-type="float">
            <text:p>71783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71742" calcext:value-type="float">
            <text:p>71742</text:p>
          </table:table-cell>
          <table:table-cell office:value-type="float" office:value="71808" calcext:value-type="float">
            <text:p>7180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1783" calcext:value-type="float">
            <text:p>71783</text:p>
          </table:table-cell>
          <table:table-cell office:value-type="float" office:value="71869" calcext:value-type="float">
            <text:p>71869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71869" calcext:value-type="float">
            <text:p>71869</text:p>
          </table:table-cell>
          <table:table-cell office:value-type="float" office:value="71980" calcext:value-type="float">
            <text:p>71980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1980" calcext:value-type="float">
            <text:p>71980</text:p>
          </table:table-cell>
          <table:table-cell office:value-type="float" office:value="72048" calcext:value-type="float">
            <text:p>72048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2048" calcext:value-type="float">
            <text:p>72048</text:p>
          </table:table-cell>
          <table:table-cell office:value-type="float" office:value="72110" calcext:value-type="float">
            <text:p>72110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2209" calcext:value-type="float">
            <text:p>72209</text:p>
          </table:table-cell>
          <table:table-cell office:value-type="float" office:value="72279" calcext:value-type="float">
            <text:p>72279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2279" calcext:value-type="float">
            <text:p>72279</text:p>
          </table:table-cell>
          <table:table-cell office:value-type="float" office:value="72358" calcext:value-type="float">
            <text:p>7235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2358" calcext:value-type="float">
            <text:p>72358</text:p>
          </table:table-cell>
          <table:table-cell office:value-type="float" office:value="72457" calcext:value-type="float">
            <text:p>72457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72457" calcext:value-type="float">
            <text:p>72457</text:p>
          </table:table-cell>
          <table:table-cell office:value-type="float" office:value="72703" calcext:value-type="float">
            <text:p>72703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73077" calcext:value-type="float">
            <text:p>73077</text:p>
          </table:table-cell>
          <table:table-cell office:value-type="float" office:value="73141" calcext:value-type="float">
            <text:p>73141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73130" calcext:value-type="float">
            <text:p>73130</text:p>
          </table:table-cell>
          <table:table-cell office:value-type="float" office:value="73202" calcext:value-type="float">
            <text:p>73202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73141" calcext:value-type="float">
            <text:p>73141</text:p>
          </table:table-cell>
          <table:table-cell office:value-type="float" office:value="73213" calcext:value-type="float">
            <text:p>7321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3202" calcext:value-type="float">
            <text:p>73202</text:p>
          </table:table-cell>
          <table:table-cell office:value-type="float" office:value="73292" calcext:value-type="float">
            <text:p>73292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73292" calcext:value-type="float">
            <text:p>73292</text:p>
          </table:table-cell>
          <table:table-cell office:value-type="float" office:value="73383" calcext:value-type="float">
            <text:p>73383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3383" calcext:value-type="float">
            <text:p>73383</text:p>
          </table:table-cell>
          <table:table-cell office:value-type="float" office:value="73444" calcext:value-type="float">
            <text:p>7344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3591" calcext:value-type="float">
            <text:p>73591</text:p>
          </table:table-cell>
          <table:table-cell office:value-type="float" office:value="73653" calcext:value-type="float">
            <text:p>73653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3653" calcext:value-type="float">
            <text:p>73653</text:p>
          </table:table-cell>
          <table:table-cell office:value-type="float" office:value="73785" calcext:value-type="float">
            <text:p>7378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3785" calcext:value-type="float">
            <text:p>73785</text:p>
          </table:table-cell>
          <table:table-cell office:value-type="float" office:value="73847" calcext:value-type="float">
            <text:p>73847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74127" calcext:value-type="float">
            <text:p>74127</text:p>
          </table:table-cell>
          <table:table-cell office:value-type="float" office:value="74177" calcext:value-type="float">
            <text:p>74177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73847" calcext:value-type="float">
            <text:p>73847</text:p>
          </table:table-cell>
          <table:table-cell office:value-type="float" office:value="74560" calcext:value-type="float">
            <text:p>74560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74880" calcext:value-type="float">
            <text:p>74880</text:p>
          </table:table-cell>
          <table:table-cell office:value-type="float" office:value="74949" calcext:value-type="float">
            <text:p>74949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74942" calcext:value-type="float">
            <text:p>74942</text:p>
          </table:table-cell>
          <table:table-cell office:value-type="float" office:value="74992" calcext:value-type="float">
            <text:p>74992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74949" calcext:value-type="float">
            <text:p>74949</text:p>
          </table:table-cell>
          <table:table-cell office:value-type="float" office:value="75023" calcext:value-type="float">
            <text:p>7502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4992" calcext:value-type="float">
            <text:p>74992</text:p>
          </table:table-cell>
          <table:table-cell office:value-type="float" office:value="75080" calcext:value-type="float">
            <text:p>75080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75080" calcext:value-type="float">
            <text:p>75080</text:p>
          </table:table-cell>
          <table:table-cell office:value-type="float" office:value="75144" calcext:value-type="float">
            <text:p>75144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5144" calcext:value-type="float">
            <text:p>75144</text:p>
          </table:table-cell>
          <table:table-cell office:value-type="float" office:value="75201" calcext:value-type="float">
            <text:p>7520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5399" calcext:value-type="float">
            <text:p>75399</text:p>
          </table:table-cell>
          <table:table-cell office:value-type="float" office:value="75455" calcext:value-type="float">
            <text:p>75455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5457" calcext:value-type="float">
            <text:p>75457</text:p>
          </table:table-cell>
          <table:table-cell office:value-type="float" office:value="75517" calcext:value-type="float">
            <text:p>7551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5457" calcext:value-type="float">
            <text:p>75457</text:p>
          </table:table-cell>
          <table:table-cell office:value-type="float" office:value="75517" calcext:value-type="float">
            <text:p>75517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75667" calcext:value-type="float">
            <text:p>75667</text:p>
          </table:table-cell>
          <table:table-cell office:value-type="float" office:value="75788" calcext:value-type="float">
            <text:p>75788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75826" calcext:value-type="float">
            <text:p>75826</text:p>
          </table:table-cell>
          <table:table-cell office:value-type="float" office:value="75841" calcext:value-type="float">
            <text:p>75841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76093" calcext:value-type="float">
            <text:p>76093</text:p>
          </table:table-cell>
          <table:table-cell office:value-type="float" office:value="76097" calcext:value-type="float">
            <text:p>76097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76095" calcext:value-type="float">
            <text:p>76095</text:p>
          </table:table-cell>
          <table:table-cell office:value-type="float" office:value="76139" calcext:value-type="float">
            <text:p>7613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5667" calcext:value-type="float">
            <text:p>75667</text:p>
          </table:table-cell>
          <table:table-cell office:value-type="float" office:value="76139" calcext:value-type="float">
            <text:p>76139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76097" calcext:value-type="float">
            <text:p>76097</text:p>
          </table:table-cell>
          <table:table-cell office:value-type="float" office:value="76156" calcext:value-type="float">
            <text:p>7615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6141" calcext:value-type="float">
            <text:p>76141</text:p>
          </table:table-cell>
          <table:table-cell office:value-type="float" office:value="76215" calcext:value-type="float">
            <text:p>76215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75808" calcext:value-type="float">
            <text:p>75808</text:p>
          </table:table-cell>
          <table:table-cell office:value-type="float" office:value="76215" calcext:value-type="float">
            <text:p>76215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76243" calcext:value-type="float">
            <text:p>76243</text:p>
          </table:table-cell>
          <table:table-cell office:value-type="float" office:value="76365" calcext:value-type="float">
            <text:p>76365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5613" calcext:value-type="float">
            <text:p>75613</text:p>
          </table:table-cell>
          <table:table-cell office:value-type="float" office:value="76365" calcext:value-type="float">
            <text:p>76365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6372" calcext:value-type="float">
            <text:p>76372</text:p>
          </table:table-cell>
          <table:table-cell office:value-type="float" office:value="76422" calcext:value-type="float">
            <text:p>7642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6243" calcext:value-type="float">
            <text:p>76243</text:p>
          </table:table-cell>
          <table:table-cell office:value-type="float" office:value="76526" calcext:value-type="float">
            <text:p>7652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6530" calcext:value-type="float">
            <text:p>76530</text:p>
          </table:table-cell>
          <table:table-cell office:value-type="float" office:value="76600" calcext:value-type="float">
            <text:p>76600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6423" calcext:value-type="float">
            <text:p>76423</text:p>
          </table:table-cell>
          <table:table-cell office:value-type="float" office:value="76600" calcext:value-type="float">
            <text:p>76600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6600" calcext:value-type="float">
            <text:p>76600</text:p>
          </table:table-cell>
          <table:table-cell office:value-type="float" office:value="76686" calcext:value-type="float">
            <text:p>7668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6600" calcext:value-type="float">
            <text:p>76600</text:p>
          </table:table-cell>
          <table:table-cell office:value-type="float" office:value="76686" calcext:value-type="float">
            <text:p>76686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76372" calcext:value-type="float">
            <text:p>76372</text:p>
          </table:table-cell>
          <table:table-cell office:value-type="float" office:value="76740" calcext:value-type="float">
            <text:p>76740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76915" calcext:value-type="float">
            <text:p>76915</text:p>
          </table:table-cell>
          <table:table-cell office:value-type="float" office:value="76929" calcext:value-type="float">
            <text:p>76929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77487" calcext:value-type="float">
            <text:p>77487</text:p>
          </table:table-cell>
          <table:table-cell office:value-type="float" office:value="77507" calcext:value-type="float">
            <text:p>77507</text:p>
          </table:table-cell>
        </table:table-row>
        <table:table-row table:style-name="ro3">
          <table:table-cell office:value-type="string" calcext:value-type="string">
            <text:p>Fail</text:p>
          </table:table-cell>
          <table:table-cell office:value-type="float" office:value="77420" calcext:value-type="float">
            <text:p>77420</text:p>
          </table:table-cell>
          <table:table-cell office:value-type="float" office:value="77878" calcext:value-type="float">
            <text:p>77878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76808" calcext:value-type="float">
            <text:p>76808</text:p>
          </table:table-cell>
          <table:table-cell office:value-type="float" office:value="78065" calcext:value-type="float">
            <text:p>78065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79140" calcext:value-type="float">
            <text:p>79140</text:p>
          </table:table-cell>
          <table:table-cell office:value-type="float" office:value="79170" calcext:value-type="float">
            <text:p>79170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76171" calcext:value-type="float">
            <text:p>76171</text:p>
          </table:table-cell>
          <table:table-cell office:value-type="float" office:value="79314" calcext:value-type="float">
            <text:p>79314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79286" calcext:value-type="float">
            <text:p>79286</text:p>
          </table:table-cell>
          <table:table-cell office:value-type="float" office:value="79322" calcext:value-type="float">
            <text:p>79322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6740" calcext:value-type="float">
            <text:p>76740</text:p>
          </table:table-cell>
          <table:table-cell office:value-type="float" office:value="79424" calcext:value-type="float">
            <text:p>79424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76097" calcext:value-type="float">
            <text:p>76097</text:p>
          </table:table-cell>
          <table:table-cell office:value-type="float" office:value="79519" calcext:value-type="float">
            <text:p>79519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76141" calcext:value-type="float">
            <text:p>76141</text:p>
          </table:table-cell>
          <table:table-cell office:value-type="float" office:value="79631" calcext:value-type="float">
            <text:p>7963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6808" calcext:value-type="float">
            <text:p>76808</text:p>
          </table:table-cell>
          <table:table-cell office:value-type="float" office:value="79687" calcext:value-type="float">
            <text:p>79687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78066" calcext:value-type="float">
            <text:p>78066</text:p>
          </table:table-cell>
          <table:table-cell office:value-type="float" office:value="79759" calcext:value-type="float">
            <text:p>7975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9759" calcext:value-type="float">
            <text:p>79759</text:p>
          </table:table-cell>
          <table:table-cell office:value-type="float" office:value="79832" calcext:value-type="float">
            <text:p>79832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9519" calcext:value-type="float">
            <text:p>79519</text:p>
          </table:table-cell>
          <table:table-cell office:value-type="float" office:value="79911" calcext:value-type="float">
            <text:p>79911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79631" calcext:value-type="float">
            <text:p>79631</text:p>
          </table:table-cell>
          <table:table-cell office:value-type="float" office:value="80018" calcext:value-type="float">
            <text:p>8001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9911" calcext:value-type="float">
            <text:p>79911</text:p>
          </table:table-cell>
          <table:table-cell office:value-type="float" office:value="80144" calcext:value-type="float">
            <text:p>80144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79832" calcext:value-type="float">
            <text:p>79832</text:p>
          </table:table-cell>
          <table:table-cell office:value-type="float" office:value="80190" calcext:value-type="float">
            <text:p>80190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80108" calcext:value-type="float">
            <text:p>80108</text:p>
          </table:table-cell>
          <table:table-cell office:value-type="float" office:value="81341" calcext:value-type="float">
            <text:p>81341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79368" calcext:value-type="float">
            <text:p>79368</text:p>
          </table:table-cell>
          <table:table-cell office:value-type="float" office:value="81387" calcext:value-type="float">
            <text:p>8138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0190" calcext:value-type="float">
            <text:p>80190</text:p>
          </table:table-cell>
          <table:table-cell office:value-type="float" office:value="81443" calcext:value-type="float">
            <text:p>81443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80329" calcext:value-type="float">
            <text:p>80329</text:p>
          </table:table-cell>
          <table:table-cell office:value-type="float" office:value="81531" calcext:value-type="float">
            <text:p>81531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81387" calcext:value-type="float">
            <text:p>81387</text:p>
          </table:table-cell>
          <table:table-cell office:value-type="float" office:value="81646" calcext:value-type="float">
            <text:p>81646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81443" calcext:value-type="float">
            <text:p>81443</text:p>
          </table:table-cell>
          <table:table-cell office:value-type="float" office:value="81728" calcext:value-type="float">
            <text:p>8172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1531" calcext:value-type="float">
            <text:p>81531</text:p>
          </table:table-cell>
          <table:table-cell office:value-type="float" office:value="81785" calcext:value-type="float">
            <text:p>81785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80018" calcext:value-type="float">
            <text:p>80018</text:p>
          </table:table-cell>
          <table:table-cell office:value-type="float" office:value="81839" calcext:value-type="float">
            <text:p>81839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81728" calcext:value-type="float">
            <text:p>81728</text:p>
          </table:table-cell>
          <table:table-cell office:value-type="float" office:value="81877" calcext:value-type="float">
            <text:p>81877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79687" calcext:value-type="float">
            <text:p>79687</text:p>
          </table:table-cell>
          <table:table-cell office:value-type="float" office:value="81945" calcext:value-type="float">
            <text:p>8194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1839" calcext:value-type="float">
            <text:p>81839</text:p>
          </table:table-cell>
          <table:table-cell office:value-type="float" office:value="82003" calcext:value-type="float">
            <text:p>82003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81646" calcext:value-type="float">
            <text:p>81646</text:p>
          </table:table-cell>
          <table:table-cell office:value-type="float" office:value="82163" calcext:value-type="float">
            <text:p>82163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81785" calcext:value-type="float">
            <text:p>81785</text:p>
          </table:table-cell>
          <table:table-cell office:value-type="float" office:value="82463" calcext:value-type="float">
            <text:p>8246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2163" calcext:value-type="float">
            <text:p>82163</text:p>
          </table:table-cell>
          <table:table-cell office:value-type="float" office:value="82589" calcext:value-type="float">
            <text:p>82589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81919" calcext:value-type="float">
            <text:p>81919</text:p>
          </table:table-cell>
          <table:table-cell office:value-type="float" office:value="82629" calcext:value-type="float">
            <text:p>8262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2629" calcext:value-type="float">
            <text:p>82629</text:p>
          </table:table-cell>
          <table:table-cell office:value-type="float" office:value="82691" calcext:value-type="float">
            <text:p>82691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82732" calcext:value-type="float">
            <text:p>82732</text:p>
          </table:table-cell>
          <table:table-cell office:value-type="float" office:value="82765" calcext:value-type="float">
            <text:p>82765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82463" calcext:value-type="float">
            <text:p>82463</text:p>
          </table:table-cell>
          <table:table-cell office:value-type="float" office:value="82855" calcext:value-type="float">
            <text:p>82855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82691" calcext:value-type="float">
            <text:p>82691</text:p>
          </table:table-cell>
          <table:table-cell office:value-type="float" office:value="82979" calcext:value-type="float">
            <text:p>82979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81945" calcext:value-type="float">
            <text:p>81945</text:p>
          </table:table-cell>
          <table:table-cell office:value-type="float" office:value="83789" calcext:value-type="float">
            <text:p>83789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82003" calcext:value-type="float">
            <text:p>82003</text:p>
          </table:table-cell>
          <table:table-cell office:value-type="float" office:value="83866" calcext:value-type="float">
            <text:p>83866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82589" calcext:value-type="float">
            <text:p>82589</text:p>
          </table:table-cell>
          <table:table-cell office:value-type="float" office:value="83870" calcext:value-type="float">
            <text:p>83870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2855" calcext:value-type="float">
            <text:p>82855</text:p>
          </table:table-cell>
          <table:table-cell office:value-type="float" office:value="83932" calcext:value-type="float">
            <text:p>83932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83040" calcext:value-type="float">
            <text:p>83040</text:p>
          </table:table-cell>
          <table:table-cell office:value-type="float" office:value="84001" calcext:value-type="float">
            <text:p>84001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82979" calcext:value-type="float">
            <text:p>82979</text:p>
          </table:table-cell>
          <table:table-cell office:value-type="float" office:value="84072" calcext:value-type="float">
            <text:p>8407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4001" calcext:value-type="float">
            <text:p>84001</text:p>
          </table:table-cell>
          <table:table-cell office:value-type="float" office:value="84496" calcext:value-type="float">
            <text:p>84496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84072" calcext:value-type="float">
            <text:p>84072</text:p>
          </table:table-cell>
          <table:table-cell office:value-type="float" office:value="84571" calcext:value-type="float">
            <text:p>84571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84592" calcext:value-type="float">
            <text:p>84592</text:p>
          </table:table-cell>
          <table:table-cell office:value-type="float" office:value="84652" calcext:value-type="float">
            <text:p>8465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4571" calcext:value-type="float">
            <text:p>84571</text:p>
          </table:table-cell>
          <table:table-cell office:value-type="float" office:value="84675" calcext:value-type="float">
            <text:p>84675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84496" calcext:value-type="float">
            <text:p>84496</text:p>
          </table:table-cell>
          <table:table-cell office:value-type="float" office:value="84731" calcext:value-type="float">
            <text:p>8473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4731" calcext:value-type="float">
            <text:p>84731</text:p>
          </table:table-cell>
          <table:table-cell office:value-type="float" office:value="85135" calcext:value-type="float">
            <text:p>85135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84675" calcext:value-type="float">
            <text:p>84675</text:p>
          </table:table-cell>
          <table:table-cell office:value-type="float" office:value="85204" calcext:value-type="float">
            <text:p>85204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83870" calcext:value-type="float">
            <text:p>83870</text:p>
          </table:table-cell>
          <table:table-cell office:value-type="float" office:value="85308" calcext:value-type="float">
            <text:p>85308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83932" calcext:value-type="float">
            <text:p>83932</text:p>
          </table:table-cell>
          <table:table-cell office:value-type="float" office:value="85402" calcext:value-type="float">
            <text:p>8540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5204" calcext:value-type="float">
            <text:p>85204</text:p>
          </table:table-cell>
          <table:table-cell office:value-type="float" office:value="85455" calcext:value-type="float">
            <text:p>85455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85135" calcext:value-type="float">
            <text:p>85135</text:p>
          </table:table-cell>
          <table:table-cell office:value-type="float" office:value="85513" calcext:value-type="float">
            <text:p>85513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85782" calcext:value-type="float">
            <text:p>85782</text:p>
          </table:table-cell>
          <table:table-cell office:value-type="float" office:value="85821" calcext:value-type="float">
            <text:p>85821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85402" calcext:value-type="float">
            <text:p>85402</text:p>
          </table:table-cell>
          <table:table-cell office:value-type="float" office:value="86042" calcext:value-type="float">
            <text:p>86042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85455" calcext:value-type="float">
            <text:p>85455</text:p>
          </table:table-cell>
          <table:table-cell office:value-type="float" office:value="86100" calcext:value-type="float">
            <text:p>86100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5513" calcext:value-type="float">
            <text:p>85513</text:p>
          </table:table-cell>
          <table:table-cell office:value-type="float" office:value="86156" calcext:value-type="float">
            <text:p>86156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85693" calcext:value-type="float">
            <text:p>85693</text:p>
          </table:table-cell>
          <table:table-cell office:value-type="float" office:value="86211" calcext:value-type="float">
            <text:p>86211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86100" calcext:value-type="float">
            <text:p>86100</text:p>
          </table:table-cell>
          <table:table-cell office:value-type="float" office:value="86397" calcext:value-type="float">
            <text:p>86397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86156" calcext:value-type="float">
            <text:p>86156</text:p>
          </table:table-cell>
          <table:table-cell office:value-type="float" office:value="86468" calcext:value-type="float">
            <text:p>8646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6211" calcext:value-type="float">
            <text:p>86211</text:p>
          </table:table-cell>
          <table:table-cell office:value-type="float" office:value="86500" calcext:value-type="float">
            <text:p>86500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85308" calcext:value-type="float">
            <text:p>85308</text:p>
          </table:table-cell>
          <table:table-cell office:value-type="float" office:value="86628" calcext:value-type="float">
            <text:p>86628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86468" calcext:value-type="float">
            <text:p>86468</text:p>
          </table:table-cell>
          <table:table-cell office:value-type="float" office:value="86678" calcext:value-type="float">
            <text:p>86678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83924" calcext:value-type="float">
            <text:p>83924</text:p>
          </table:table-cell>
          <table:table-cell office:value-type="float" office:value="86715" calcext:value-type="float">
            <text:p>8671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6628" calcext:value-type="float">
            <text:p>86628</text:p>
          </table:table-cell>
          <table:table-cell office:value-type="float" office:value="86763" calcext:value-type="float">
            <text:p>86763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86397" calcext:value-type="float">
            <text:p>86397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86678" calcext:value-type="float">
            <text:p>86678</text:p>
          </table:table-cell>
          <table:table-cell office:value-type="float" office:value="87103" calcext:value-type="float">
            <text:p>8710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6957" calcext:value-type="float">
            <text:p>86957</text:p>
          </table:table-cell>
          <table:table-cell office:value-type="float" office:value="87165" calcext:value-type="float">
            <text:p>87165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87280" calcext:value-type="float">
            <text:p>87280</text:p>
          </table:table-cell>
          <table:table-cell office:value-type="float" office:value="87308" calcext:value-type="float">
            <text:p>87308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87103" calcext:value-type="float">
            <text:p>87103</text:p>
          </table:table-cell>
          <table:table-cell office:value-type="float" office:value="87331" calcext:value-type="float">
            <text:p>87331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87165" calcext:value-type="float">
            <text:p>87165</text:p>
          </table:table-cell>
          <table:table-cell office:value-type="float" office:value="87496" calcext:value-type="float">
            <text:p>87496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88413" calcext:value-type="float">
            <text:p>88413</text:p>
          </table:table-cell>
          <table:table-cell office:value-type="float" office:value="88450" calcext:value-type="float">
            <text:p>88450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non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 style:data-style-name="N2" text:time-value="10:51:55.346305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29S</meta:editing-duration>
    <meta:editing-cycles>15</meta:editing-cycles>
    <meta:generator>LibreOffice/6.0.4.2$Linux_X86_64 LibreOffice_project/9b0d9b32d5dcda91d2f1a96dc04c645c450872bf</meta:generator>
    <dc:date>2018-09-25T10:52:06.233748239</dc:date>
    <meta:document-statistic meta:table-count="3" meta:cell-count="858" meta:object-count="0"/>
    <meta:user-defined meta:name="Info 1"/>
    <meta:user-defined meta:name="Info 2"/>
    <meta:user-defined meta:name="Info 3"/>
    <meta:user-defined meta:name="Info 4"/>
  </office:meta>
</office:document-meta>
</file>